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B50000003E3D575B4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Avant Garde Gothic" svg:font-family="'Avant Garde Gothic'" style:font-family-generic="swiss"/>
    <style:font-face style:name="Courier 10 Pitch" svg:font-family="'Courier 10 Pitch'" style:font-pitch="fixed"/>
    <style:font-face style:name="Monospace" svg:font-family="Monospace" style:font-pitch="fixed"/>
    <style:font-face style:name="Courier New" svg:font-family="'Courier New'" style:font-family-generic="modern" style:font-pitch="fixed"/>
    <style:font-face style:name="Avant Garde Gothic1" svg:font-family="'Avant Garde Gothic'" style:font-pitch="variable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0" style:family="table">
      <style:table-properties style:width="19.001cm" table:align="margins"/>
    </style:style>
    <style:style style:name="Tabela10.A" style:family="table-column">
      <style:table-column-properties style:column-width="3.874cm" style:rel-column-width="13362*"/>
    </style:style>
    <style:style style:name="Tabela10.B" style:family="table-column">
      <style:table-column-properties style:column-width="15.127cm" style:rel-column-width="52173*"/>
    </style:style>
    <style:style style:name="Tabela10.A1" style:family="table-cell">
      <style:table-cell-properties fo:background-color="#e6e6e6" fo:padding="0.097cm" fo:border="none">
        <style:background-image/>
      </style:table-cell-properties>
    </style:style>
    <style:style style:name="Tabela15" style:family="table">
      <style:table-properties style:width="19.001cm" table:align="margins"/>
    </style:style>
    <style:style style:name="Tabela15.A" style:family="table-column">
      <style:table-column-properties style:column-width="1.54cm" style:rel-column-width="5311*"/>
    </style:style>
    <style:style style:name="Tabela15.B" style:family="table-column">
      <style:table-column-properties style:column-width="2.84cm" style:rel-column-width="9793*"/>
    </style:style>
    <style:style style:name="Tabela15.C" style:family="table-column">
      <style:table-column-properties style:column-width="14.621cm" style:rel-column-width="50431*"/>
    </style:style>
    <style:style style:name="Tabe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5.C1" style:family="table-cell">
      <style:table-cell-properties fo:padding="0.097cm" fo:border="0.05pt solid #000000"/>
    </style:style>
    <style:style style:name="Tabela15.A2" style:family="table-cell">
      <style:table-cell-properties fo:padding="0.097cm" fo:border-left="0.05pt solid #000000" fo:border-right="none" fo:border-top="none" fo:border-bottom="0.05pt solid #000000"/>
    </style:style>
    <style:style style:name="Tabela1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9.001cm" table:align="margins"/>
    </style:style>
    <style:style style:name="Tabela7.A" style:family="table-column">
      <style:table-column-properties style:column-width="3.935cm" style:rel-column-width="13574*"/>
    </style:style>
    <style:style style:name="Tabela7.B" style:family="table-column">
      <style:table-column-properties style:column-width="15.065cm" style:rel-column-width="51961*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text-properties style:font-name="Avant Garde Gothic1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style:font-name="Avant Garde Gothic1" fo:font-size="9pt" fo:font-weight="bold" style:font-size-asian="9pt" style:font-weight-asian="bold" style:font-size-complex="9pt" style:font-weight-complex="bold"/>
    </style:style>
    <style:style style:name="P5" style:family="paragraph" style:parent-style-name="Table_20_Contents">
      <style:text-properties style:font-name="Avant Garde Gothic1" fo:font-size="9pt" style:font-size-asian="9pt" style:font-size-complex="9pt"/>
    </style:style>
    <style:style style:name="P6" style:family="paragraph" style:parent-style-name="Table_20_Contents">
      <style:text-properties style:font-name="Avant Garde Gothic1" fo:font-size="12pt" fo:background-color="#e6e6e6" style:font-size-asian="12pt" style:font-size-complex="12pt"/>
    </style:style>
    <style:style style:name="P7" style:family="paragraph" style:parent-style-name="Table_20_Contents">
      <style:paragraph-properties fo:text-align="end" style:justify-single-word="false"/>
      <style:text-properties style:font-name="Avant Garde Gothic1" fo:font-size="12pt" fo:font-weight="bold" fo:background-color="#e6e6e6" style:font-size-asian="12pt" style:font-weight-asian="bold" style:font-size-complex="12pt" style:font-weight-complex="bold"/>
    </style:style>
    <style:style style:name="P8" style:family="paragraph" style:parent-style-name="Table_20_Contents">
      <style:text-properties style:font-name="Avant Garde Gothic" fo:font-size="9pt" style:font-size-asian="9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Avant Garde Gothic" fo:font-size="9pt" style:font-size-asian="9pt" style:font-size-complex="9pt"/>
    </style:style>
    <style:style style:name="P10" style:family="paragraph" style:parent-style-name="Standard">
      <style:text-properties style:font-name="Avant Garde Gothic1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vant Garde Gothic1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Avant Garde Gothic1" fo:font-size="12pt" fo:font-weight="bold" fo:background-color="#ffffff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Avant Garde Gothic1"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Avant Garde Gothic1" fo:font-size="12pt" fo:font-weight="normal" fo:background-color="#ffffff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Avant Garde Gothic1" fo:font-size="12pt" fo:font-weight="normal" fo:background-color="#cccccc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Avant Garde Gothic1" fo:font-size="12pt" fo:font-style="normal" fo:font-weight="normal" fo:background-color="#ffffff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style:font-name="Avant Garde Gothic1" fo:font-size="12pt" fo:font-style="normal" fo:font-weight="normal" fo:background-color="#e6e6e6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style:font-name="Avant Garde Gothic1" fo:font-size="12pt" fo:font-style="italic" fo:font-weight="normal" fo:background-color="#ffffff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style:text-properties style:font-name="Avant Garde Gothic1" fo:font-size="10pt" fo:font-weight="normal" style:font-size-asian="10pt" style:font-weight-asian="normal" style:font-size-complex="10pt" style:font-weight-complex="normal"/>
    </style:style>
    <style:style style:name="P20" style:family="paragraph" style:parent-style-name="Standard">
      <style:text-properties style:font-name="Avant Garde Gothic1" fo:font-size="14pt" fo:font-weight="bold" style:font-size-asian="14pt" style:font-weight-asian="bold" style:font-size-complex="14pt" style:font-weight-complex="bold"/>
    </style:style>
    <style:style style:name="P21" style:family="paragraph" style:parent-style-name="Standard">
      <style:text-properties style:font-name="Courier 10 Pitch" fo:font-size="12pt" fo:font-weight="normal" fo:background-color="#e6e6e6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Courier 10 Pitch" fo:font-size="12pt" fo:font-style="normal" fo:font-weight="normal" fo:background-color="#ffffff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style:font-name="Courier 10 Pitch" fo:font-size="12pt" fo:font-style="normal" fo:font-weight="normal" fo:background-color="#e6e6e6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style:font-name="Courier New" fo:font-size="10pt" fo:font-weight="normal" fo:background-color="#ffffff" style:font-size-asian="10pt" style:font-weight-asian="normal" style:font-size-complex="10pt" style:font-weight-complex="normal"/>
    </style:style>
    <style:style style:name="P25" style:family="paragraph" style:parent-style-name="Standard">
      <style:text-properties style:use-window-font-color="true" style:font-name="Avant Garde Gothic1" fo:font-size="12pt" fo:font-style="italic" fo:font-weight="normal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26" style:family="paragraph" style:parent-style-name="Footer">
      <style:text-properties style:font-name="Avant Garde Gothic" fo:font-size="10pt" style:font-size-asian="10pt" style:font-size-complex="10pt"/>
    </style:style>
    <style:style style:name="P27" style:family="paragraph" style:parent-style-name="Standard">
      <style:paragraph-properties fo:margin-left="2.501cm" fo:margin-right="0cm" fo:text-indent="0cm" style:auto-text-indent="false"/>
      <style:text-properties style:font-name="Courier 10 Pitch" fo:font-size="10pt" fo:font-style="normal" fo:font-weight="normal" fo:background-color="#e6e6e6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Standard">
      <style:paragraph-properties fo:margin-left="2.501cm" fo:margin-right="0cm" fo:text-indent="0cm" style:auto-text-indent="false"/>
      <style:text-properties style:use-window-font-color="true" style:font-name="Avant Garde Gothic1" fo:font-size="10pt" fo:font-style="italic" fo:font-weight="normal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29" style:family="paragraph" style:parent-style-name="Standard">
      <style:paragraph-properties fo:margin-left="2.501cm" fo:margin-right="0cm" fo:text-indent="0cm" style:auto-text-indent="false"/>
      <style:text-properties style:use-window-font-color="true" style:font-name="Avant Garde Gothic1" fo:font-size="12pt" fo:font-style="italic" fo:font-weight="normal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30" style:family="paragraph" style:parent-style-name="Standard">
      <style:paragraph-properties fo:margin-left="2.501cm" fo:margin-right="0cm" fo:text-indent="0cm" style:auto-text-indent="false"/>
      <style:text-properties style:font-name="Avant Garde Gothic1" fo:font-size="12pt" fo:font-style="normal" fo:font-weight="normal" fo:background-color="#e6e6e6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margin-left="2.501cm" fo:margin-right="0cm" fo:text-indent="0cm" style:auto-text-indent="false"/>
      <style:text-properties style:font-name="Monospace" fo:font-size="10pt" fo:font-style="normal" fo:font-weight="normal" fo:background-color="#e6e6e6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P32" style:family="paragraph" style:parent-style-name="Standard">
      <style:paragraph-properties fo:margin-left="2.702cm" fo:margin-right="0cm" fo:text-indent="0cm" style:auto-text-indent="false"/>
      <style:text-properties style:font-name="Courier 10 Pitch" fo:font-size="10pt" fo:font-weight="normal" fo:background-color="#ffffff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margin-left="2.702cm" fo:margin-right="0cm" fo:text-indent="0cm" style:auto-text-indent="false"/>
      <style:text-properties style:font-name="Courier 10 Pitch" fo:font-size="10pt" fo:font-weight="bold" fo:background-color="#ffffff" style:font-size-asian="10pt" style:font-weight-asian="bold" style:font-size-complex="10pt" style:font-weight-complex="bold"/>
    </style:style>
    <style:style style:name="P34" style:family="paragraph" style:parent-style-name="Text_20_body">
      <style:text-properties style:font-name="Avant Garde Gothic1" fo:font-size="12pt" fo:font-weight="bold" style:font-size-asian="12pt" style:font-weight-asian="bold" style:font-size-complex="12pt" style:font-weight-complex="bold"/>
    </style:style>
    <style:style style:name="P35" style:family="paragraph" style:parent-style-name="Text_20_body">
      <style:text-properties style:font-name="Avant Garde Gothic1" fo:font-size="12pt" fo:font-style="normal" fo:font-weight="normal" fo:background-color="#ffffff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Text_20_body">
      <style:text-properties style:font-name="Courier 10 Pitch" fo:font-size="12pt" fo:font-weight="normal" fo:background-color="#e6e6e6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left="2.02cm" fo:margin-right="0cm" fo:text-indent="0cm" style:auto-text-indent="false"/>
      <style:text-properties style:font-name="Courier 10 Pitch" fo:font-size="12pt" fo:font-style="normal" fo:font-weight="normal" fo:background-color="#e6e6e6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 style:list-style-name="L1">
      <style:text-properties style:font-name="Avant Garde Gothic1" fo:font-size="12pt" fo:font-weight="bold" style:font-size-asian="12pt" style:font-weight-asian="bold" style:font-size-complex="12pt" style:font-weight-complex="bold"/>
    </style:style>
    <style:style style:name="P39" style:family="paragraph" style:parent-style-name="Standard" style:list-style-name="L1">
      <style:text-properties style:font-name="Avant Garde Gothic1" fo:font-size="12pt" fo:font-weight="normal" style:font-size-asian="12pt" style:font-weight-asian="normal" style:font-size-complex="12pt" style:font-weight-complex="normal"/>
    </style:style>
    <style:style style:name="P40" style:family="paragraph" style:parent-style-name="Standard" style:list-style-name="L1">
      <style:text-properties style:font-name="Avant Garde Gothic1" fo:font-size="12pt" fo:font-weight="normal" fo:background-color="#ffffff" style:font-size-asian="12pt" style:font-weight-asian="normal" style:font-size-complex="12pt" style:font-weight-complex="normal"/>
    </style:style>
    <style:style style:name="P41" style:family="paragraph" style:parent-style-name="Standard" style:list-style-name="L1">
      <style:text-properties style:font-name="Avant Garde Gothic1" fo:font-size="12pt" fo:font-style="normal" fo:font-weight="normal" fo:background-color="#ffffff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 style:list-style-name="L1">
      <style:text-properties style:font-name="Avant Garde Gothic1" fo:font-size="14pt" fo:font-weight="bold" style:font-size-asian="14pt" style:font-weight-asian="bold" style:font-size-complex="14pt" style:font-weight-complex="bold"/>
    </style:style>
    <style:style style:name="P43" style:family="paragraph" style:parent-style-name="Standard" style:list-style-name="L1">
      <style:text-properties style:font-name="Avant Garde Gothic1" fo:font-size="14pt" fo:font-weight="bold" fo:background-color="#ffffff" style:font-size-asian="14pt" style:font-weight-asian="bold" style:font-size-complex="14pt" style:font-weight-complex="bold"/>
    </style:style>
    <style:style style:name="P44" style:family="paragraph" style:parent-style-name="Standard" style:list-style-name="L1">
      <style:text-properties style:font-name="Courier 10 Pitch" fo:font-size="12pt" fo:font-weight="normal" fo:background-color="#e6e6e6" style:font-size-asian="12pt" style:font-weight-asian="normal" style:font-size-complex="12pt" style:font-weight-complex="normal"/>
    </style:style>
    <style:style style:name="P45" style:family="paragraph" style:parent-style-name="Standard" style:list-style-name="L1">
      <style:text-properties style:font-name="Courier 10 Pitch" fo:font-size="12pt" fo:font-weight="normal" fo:background-color="#ffffff" style:font-size-asian="12pt" style:font-weight-asian="normal" style:font-size-complex="12pt" style:font-weight-complex="normal"/>
    </style:style>
    <style:style style:name="P46" style:family="paragraph" style:parent-style-name="Standard" style:list-style-name="L1">
      <style:text-properties style:font-name="Courier 10 Pitch" fo:font-size="12pt" fo:font-style="normal" fo:font-weight="normal" fo:background-color="#e6e6e6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 style:list-style-name="L2">
      <style:paragraph-properties fo:margin-left="0cm" fo:margin-right="0cm" fo:text-indent="-0.635cm" style:auto-text-indent="false"/>
      <style:text-properties style:font-name="Avant Garde Gothic1" fo:font-size="12pt" fo:font-weight="normal" fo:background-color="#ffffff" style:font-size-asian="12pt" style:font-weight-asian="normal" style:font-size-complex="12pt" style:font-weight-complex="normal"/>
    </style:style>
    <style:style style:name="P48" style:family="paragraph" style:parent-style-name="Standard" style:list-style-name="L2">
      <style:paragraph-properties fo:margin-left="1.251cm" fo:margin-right="0cm" fo:text-indent="-0.635cm" style:auto-text-indent="false"/>
      <style:text-properties style:font-name="Courier 10 Pitch" fo:font-size="12pt" fo:font-weight="normal" fo:background-color="#e6e6e6" style:font-size-asian="12pt" style:font-weight-asian="normal" style:font-size-complex="12pt" style:font-weight-complex="normal"/>
    </style:style>
    <style:style style:name="P49" style:family="paragraph" style:parent-style-name="Standard" style:list-style-name="L2">
      <style:paragraph-properties fo:margin-left="1.251cm" fo:margin-right="0cm" fo:text-indent="-0.635cm" style:auto-text-indent="false"/>
      <style:text-properties style:font-name="Courier 10 Pitch" fo:font-size="12pt" fo:font-style="normal" fo:font-weight="normal" fo:background-color="#e6e6e6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background-color="#e6e6e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Avant Garde Gothic1" fo:background-color="#ffffff"/>
    </style:style>
    <style:style style:name="T6" style:family="text">
      <style:text-properties style:font-name="Courier 10 Pitch" fo:background-color="#e6e6e6"/>
    </style:style>
    <style:style style:name="T7" style:family="text">
      <style:text-properties style:use-window-font-color="true" style:font-name="Avant Garde Gothic1" fo:font-style="italic" fo:background-color="transparent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635cm" text:min-label-width="0.635cm"/>
      </text:list-level-style-number>
      <text:list-level-style-number text:level="3" text:style-name="Numbering_20_Symbols" style:num-suffix="." style:num-format="1">
        <style:list-level-properties text:space-before="1.27cm" text:min-label-width="0.635cm"/>
      </text:list-level-style-number>
      <text:list-level-style-number text:level="4" text:style-name="Numbering_20_Symbols" style:num-suffix="." style:num-format="1">
        <style:list-level-properties text:space-before="1.905cm" text:min-label-width="0.635cm"/>
      </text:list-level-style-number>
      <text:list-level-style-number text:level="5" text:style-name="Numbering_20_Symbols" style:num-suffix="." style:num-format="1">
        <style:list-level-properties text:space-before="2.54cm" text:min-label-width="0.635cm"/>
      </text:list-level-style-number>
      <text:list-level-style-number text:level="6" text:style-name="Numbering_20_Symbols" style:num-suffix="." style:num-format="1">
        <style:list-level-properties text:space-before="3.175cm" text:min-label-width="0.635cm"/>
      </text:list-level-style-number>
      <text:list-level-style-number text:level="7" text:style-name="Numbering_20_Symbols" style:num-suffix="." style:num-format="1">
        <style:list-level-properties text:space-before="3.81cm" text:min-label-width="0.635cm"/>
      </text:list-level-style-number>
      <text:list-level-style-number text:level="8" text:style-name="Numbering_20_Symbols" style:num-suffix="." style:num-format="1">
        <style:list-level-properties text:space-before="4.445cm" text:min-label-width="0.635cm"/>
      </text:list-level-style-number>
      <text:list-level-style-number text:level="9" text:style-name="Numbering_20_Symbols" style:num-suffix="." style:num-format="1">
        <style:list-level-properties text:space-before="5.08cm" text:min-label-width="0.635cm"/>
      </text:list-level-style-number>
      <text:list-level-style-number text:level="10" text:style-name="Numbering_20_Symbols" style:num-suffix="." style:num-format="1">
        <style:list-level-properties text:space-before="5.71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7">Título</text:p>
          </table:table-cell>
          <table:table-cell table:style-name="Tabela10.A1" office:value-type="string">
            <text:p text:style-name="P6">Manual Instalação ECidadeOnline2 no Ubuntu Server <text:span text:style-name="T4">12.04 LTS</text:span></text:p>
          </table:table-cell>
        </table:table-row>
        <table:table-row>
          <table:table-cell table:style-name="Tabela10.A1" office:value-type="string">
            <text:p text:style-name="P7">Autor(es)</text:p>
          </table:table-cell>
          <table:table-cell table:style-name="Tabela10.A1" office:value-type="string">
            <text:p text:style-name="P6">Everton Catto Heckler</text:p>
          </table:table-cell>
        </table:table-row>
        <table:table-row>
          <table:table-cell table:style-name="Tabela10.A1" office:value-type="string">
            <text:p text:style-name="P7">Direitos</text:p>
          </table:table-cell>
          <table:table-cell table:style-name="Tabela10.A1" office:value-type="string">
            <text:p text:style-name="P6">DBSeller Serviços de Informática LTDA.</text:p>
          </table:table-cell>
        </table:table-row>
        <table:table-row>
          <table:table-cell table:style-name="Tabela10.A1" office:value-type="string">
            <text:p text:style-name="P7">Data Criação</text:p>
          </table:table-cell>
          <table:table-cell table:style-name="Tabela10.A1" office:value-type="string">
            <text:p text:style-name="P6">12/11/2012</text:p>
          </table:table-cell>
        </table:table-row>
      </table:table>
      <text:p text:style-name="P34"/>
      <text:list xml:id="list10242839821" text:style-name="L1">
        <text:list-item>
          <text:p text:style-name="P42">Revisões</text:p>
          <text:p text:style-name="P38"/>
        </text:list-item>
      </text:list>
      <table:table table:name="Tabela15" table:style-name="Tabela15">
        <table:table-column table:style-name="Tabela15.A"/>
        <table:table-column table:style-name="Tabela15.B"/>
        <table:table-column table:style-name="Tabela15.C"/>
        <table:table-row>
          <table:table-cell table:style-name="Tabela15.A1" office:value-type="string">
            <text:p text:style-name="P4">Nro</text:p>
          </table:table-cell>
          <table:table-cell table:style-name="Tabela15.A1" office:value-type="string">
            <text:p text:style-name="P4">Data</text:p>
          </table:table-cell>
          <table:table-cell table:style-name="Tabela15.C1" office:value-type="string">
            <text:p text:style-name="P4">Observações</text:p>
          </table:table-cell>
        </table:table-row>
        <table:table-row>
          <table:table-cell table:style-name="Tabela15.A2" office:value-type="string">
            <text:p text:style-name="P9">1</text:p>
          </table:table-cell>
          <table:table-cell table:style-name="Tabela15.A2" office:value-type="string">
            <text:p text:style-name="P9">20/02/2014</text:p>
          </table:table-cell>
          <table:table-cell table:style-name="Tabela15.C2" office:value-type="string">
            <text:p text:style-name="P8">Criação do documento</text:p>
          </table:table-cell>
        </table:table-row>
      </table:table>
      <text:p text:style-name="P19"/>
      <text:p text:style-name="P19"/>
      <text:list xml:id="list1724477494" text:continue-numbering="true" text:style-name="L1">
        <text:list-item>
          <text:p text:style-name="P42">Pré requisitos</text:p>
        </text:list-item>
      </text:list>
      <text:p text:style-name="P13"/>
      <text:list xml:id="list1886005046" text:continue-numbering="true" text:style-name="L1">
        <text:list-item>
          <text:list>
            <text:list-item>
              <text:p text:style-name="P39">Ubuntu Server 12.04LTS <text:note text:id="ftn1" text:note-class="footnote"><text:note-citation>1</text:note-citation><text:note-body><text:p text:style-name="Footnote">O requisito de sistema operacional não é obrigatório, porém se for utilizada outra distribuição Linux diferente da citada, o item 3 deste manual deverá ser revisado.</text:p></text:note-body></text:note></text:p>
            </text:list-item>
            <text:list-item>
              <text:p text:style-name="P39">Apache2</text:p>
            </text:list-item>
            <text:list-item>
              <text:p text:style-name="P39">PHP 5.3</text:p>
            </text:list-item>
            <text:list-item>
              <text:p text:style-name="P39">PostgreSQL 9.2.*</text:p>
            </text:list-item>
            <text:list-item>
              <text:p text:style-name="P39">E-cidade em versão compatível</text:p>
            </text:list-item>
          </text:list>
        </text:list-item>
      </text:list>
      <text:p text:style-name="P13"/>
      <text:p text:style-name="P13"/>
      <text:list xml:id="list664330994" text:continue-numbering="true" text:style-name="L1">
        <text:list-item>
          <text:p text:style-name="P42">Habilitando "mod_rewrite" do Apache2</text:p>
          <text:p text:style-name="P38"/>
          <text:list>
            <text:list-item>
              <text:p text:style-name="P39">Para habilitar mod_rewrite basta utilizar o seguinte comando com permissão de super usuário:</text:p>
            </text:list-item>
          </text:list>
        </text:list-item>
      </text:list>
      <text:p text:style-name="P13"/>
      <text:list xml:id="list1181956543" text:continue-numbering="true" text:style-name="L1">
        <text:list-item>
          <text:list>
            <text:list-header>
              <text:p text:style-name="P44"># a2enmod rewrite</text:p>
            </text:list-header>
          </text:list>
        </text:list-item>
      </text:list>
      <text:p text:style-name="P15"/>
      <text:p text:style-name="P15"/>
      <text:list xml:id="list2108538298" text:continue-numbering="true" text:style-name="L1">
        <text:list-item>
          <text:list>
            <text:list-item>
              <text:p text:style-name="P40">Habilitando sobrescrita no diretório raiz do apache (DOCUMENT_ROOT)</text:p>
            </text:list-item>
          </text:list>
        </text:list-item>
      </text:list>
      <text:p text:style-name="P14"/>
      <text:p text:style-name="P14"/>
      <text:list xml:id="list1465693861" text:continue-numbering="true" text:style-name="L1">
        <text:list-item>
          <text:list>
            <text:list-item>
              <text:list>
                <text:list-item>
                  <text:p text:style-name="P40">Com permissão de super-usuário edite o seguinte arquivo :</text:p>
                </text:list-item>
              </text:list>
            </text:list-item>
          </text:list>
        </text:list-item>
      </text:list>
      <text:p text:style-name="P14"/>
      <text:list xml:id="list1981803749" text:continue-numbering="true" text:style-name="L1">
        <text:list-item>
          <text:list>
            <text:list-item>
              <text:list>
                <text:list-header>
                  <text:p text:style-name="P45"><text:s text:c="3"/><text:span text:style-name="T1"># sudo vi /etc/apache2/sites-available/e-cidadeonline2</text:span></text:p>
                </text:list-header>
              </text:list>
            </text:list-item>
          </text:list>
        </text:list-item>
      </text:list>
      <text:p text:style-name="P21"/>
      <text:p text:style-name="P21"/>
      <text:list xml:id="list1438329508" text:continue-numbering="true" text:style-name="L1">
        <text:list-item>
          <text:list>
            <text:list-item>
              <text:list>
                <text:list-item>
                  <text:p text:style-name="P40">Inclua o seguinte conteúdo no arquivo cuidando os valores que estão em negrito como sendo obrigatórios.</text:p>
                </text:list-item>
              </text:list>
            </text:list-item>
          </text:list>
        </text:list-item>
      </text:list>
      <text:p text:style-name="P14"/>
      <text:p text:style-name="P14"/>
      <text:p text:style-name="P32"><text:soft-page-break/>&lt;VirtualHost *:80&gt; </text:p>
      <text:p text:style-name="P33"><text:tab/>DocumentRoot /var/www/e-cidadeonline2/public </text:p>
      <text:p text:style-name="P33"><text:tab/>SetEnv APPLICATION_ENV "production" </text:p>
      <text:p text:style-name="P33"><text:tab/>&lt;Directory /var/www/e-cidadeonline2&gt; </text:p>
      <text:p text:style-name="P33"><text:tab/><text:tab/>DirectoryIndex index.php </text:p>
      <text:p text:style-name="P33"><text:tab/><text:tab/>AllowOverride All </text:p>
      <text:p text:style-name="P32"><text:tab/><text:tab/>Order allow,deny </text:p>
      <text:p text:style-name="P32"><text:tab/><text:tab/>Allow from all </text:p>
      <text:p text:style-name="P33"><text:tab/>&lt;/Directory&gt; </text:p>
      <text:p text:style-name="P32">&lt;/VirtualHost&gt; </text:p>
      <text:p text:style-name="P24"/>
      <text:p text:style-name="P24"/>
      <text:list xml:id="list988446818" text:continue-numbering="true" text:style-name="L1">
        <text:list-item>
          <text:list>
            <text:list-item>
              <text:list>
                <text:list-item>
                  <text:p text:style-name="P40">Após essas alterações Reinicie o apache :</text:p>
                </text:list-item>
              </text:list>
            </text:list-item>
          </text:list>
        </text:list-item>
      </text:list>
      <text:p text:style-name="P21"/>
      <text:p text:style-name="P21"/>
      <text:list xml:id="list1481505510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44"># /etc/init.d/apache2 start</text:p>
                      <text:p text:style-name="P44"># a2ensite e-cidadeonline2</text:p>
                    </text:list-header>
                  </text:list>
                </text:list-item>
              </text:list>
            </text:list-item>
          </text:list>
        </text:list-item>
      </text:list>
      <text:p text:style-name="P21"/>
      <text:p text:style-name="P10"/>
      <text:list xml:id="list2087147815" text:continue-numbering="true" text:style-name="L1">
        <text:list-item>
          <text:p text:style-name="P43">Instalação do Aplicativo</text:p>
        </text:list-item>
      </text:list>
      <text:p text:style-name="P14"/>
      <text:list xml:id="list1004709715" text:continue-numbering="true" text:style-name="L1">
        <text:list-item>
          <text:list>
            <text:list-item>
              <text:p text:style-name="P40">Descompactar o conteúdo do pacote "ecidadeonline2<text:span text:style-name="T3">.tar.bz2</text:span><text:span text:style-name="T2">" </text:span><text:span text:style-name="T3">no diretório raiz do apache (suponhamos que sua configuração seja "/var/www"):</text:span></text:p>
            </text:list-item>
          </text:list>
        </text:list-item>
      </text:list>
      <text:p text:style-name="P18"/>
      <text:list xml:id="list1991645295" text:continue-numbering="true" text:style-name="L1">
        <text:list-item>
          <text:list>
            <text:list-item>
              <text:list>
                <text:list-header>
                  <text:p text:style-name="P46"># cd /var/www</text:p>
                  <text:p text:style-name="P46"># tar -jxvf e-cidadeonline2.tar.bz2</text:p>
                </text:list-header>
              </text:list>
            </text:list-item>
          </text:list>
        </text:list-item>
      </text:list>
      <text:p text:style-name="P17"/>
      <text:p text:style-name="P17"/>
      <text:list xml:id="list101326301" text:continue-numbering="true" text:style-name="L1">
        <text:list-item>
          <text:list>
            <text:list-item>
              <text:p text:style-name="P41">Setar permissões no diretório criado. </text:p>
            </text:list-item>
          </text:list>
        </text:list-item>
      </text:list>
      <text:p text:style-name="P16"/>
      <text:list xml:id="list1258464344" text:continue-numbering="true" text:style-name="L1">
        <text:list-item>
          <text:list>
            <text:list-item>
              <text:list>
                <text:list-header>
                  <text:p text:style-name="P46"># chown -R dbseller.www-data e-cidadeonline2<text:span text:style-name="T5"> </text:span><text:span text:style-name="T5"><text:note text:id="ftn2" text:note-class="footnote"><text:note-citation text:label="2">2</text:note-citation><text:note-body><text:p text:style-name="Footnote">O Usuário “DBSeller” utilizado no “chown” pode ser sub por outro qualquer que seja o “Admin” do servidor web. O Grupo “www-data” é o utilizado pelo Apache para rodar seus serviços (veja a variável “Group” em seu arquivo de configuração do Apache).</text:p></text:note-body></text:note></text:span></text:p>
                  <text:p text:style-name="P46"># chmod 775 -R e-cidadeonline2</text:p>
                </text:list-header>
              </text:list>
            </text:list-item>
          </text:list>
        </text:list-item>
      </text:list>
      <text:p text:style-name="P25"/>
      <text:list xml:id="list1216609223" text:continue-numbering="true" text:style-name="L1">
        <text:list-item>
          <text:list>
            <text:list-item>
              <text:p text:style-name="P41">Configurar os parâmetros do sistema. (Conexão Banco de Dados, E-mail e Webservices). Obs: Alterar onde estiver identificado com {$ … }</text:p>
              <text:p text:style-name="P41"/>
              <text:list>
                <text:list-header>
                  <text:p text:style-name="P46"># cd /var/www/e-cidadeonline2/application/configs/</text:p>
                  <text:p text:style-name="P46"># vi application.ini.dist<text:line-break/></text:p>
                </text:list-header>
              </text:list>
            </text:list-item>
          </text:list>
        </text:list-item>
      </text:list>
      <text:p text:style-name="P28">"Itens referentes ao banco de dados"</text:p>
      <text:p text:style-name="P29"/>
      <text:p text:style-name="P27">doctrine.connectionParameters.dbname <text:s text:c="2"/>= <text:span text:style-name="T7">"</text:span>{$NOME_BANCO_DE_DADOS}<text:span text:style-name="T7">"</text:span></text:p>
      <text:p text:style-name="P27">doctrine.connectionParameters.host <text:s text:c="4"/>= <text:span text:style-name="T7">"</text:span>{$DATABASE_HOST}<text:span text:style-name="T7">"</text:span></text:p>
      <text:p text:style-name="P27">doctrine.connectionParameters.user <text:s text:c="4"/>= <text:span text:style-name="T7">"</text:span>{$DATABASE_USER}<text:span text:style-name="T7">"</text:span></text:p>
      <text:p text:style-name="P27"><text:soft-page-break/>doctrine.connectionParameters.password = <text:span text:style-name="T7">"</text:span>{$DATABASE_PASS}<text:span text:style-name="T7">"</text:span></text:p>
      <text:p text:style-name="P27">doctrine.connectionParameters.port <text:s text:c="4"/>= <text:span text:style-name="T7">"</text:span>{$DATABASE_PORT}<text:span text:style-name="T7">"</text:span></text:p>
      <text:p text:style-name="P29"/>
      <text:p text:style-name="P28">"Item referente a versão do e-cidade compatível"</text:p>
      <text:p text:style-name="P27"/>
      <text:p text:style-name="P27">ecidadeonline2.versao <text:s text:c="17"/>= "{$VERSAO}"</text:p>
      <text:p text:style-name="P27"/>
      <text:p text:style-name="P28">"Itens referentes aos parâmetros de email"</text:p>
      <text:p text:style-name="P29"/>
      <text:p text:style-name="P27">resources.mail.transport.host <text:s text:c="9"/>= <text:span text:style-name="T7">"</text:span>{$EMAIL_HOST}<text:span text:style-name="T7">"</text:span></text:p>
      <text:p text:style-name="P27">resources.mail.transport.username <text:s text:c="5"/>= <text:span text:style-name="T7">"</text:span>{$EMAIL_USER}<text:span text:style-name="T7">"</text:span></text:p>
      <text:p text:style-name="P27">resources.mail.transport.password <text:s text:c="5"/>= <text:span text:style-name="T7">"</text:span>{$EMAIL_PASS}<text:span text:style-name="T7">"</text:span></text:p>
      <text:p text:style-name="P27">resources.mail.transport.port <text:s text:c="9"/>= <text:span text:style-name="T7">"</text:span>{$EMAIL_PORT}<text:span text:style-name="T7">"</text:span></text:p>
      <text:p text:style-name="P27"/>
      <text:p text:style-name="P28">"Itens referentes a conexão do webservice com o sistema ecidade"</text:p>
      <text:p text:style-name="P27"/>
      <text:p text:style-name="P27">webservice.client.uri <text:s text:c="17"/>= <text:span text:style-name="T7">"</text:span>{$WEBSERVICE_URI}<text:span text:style-name="T7">"</text:span></text:p>
      <text:p text:style-name="P27">webservice.client.url <text:s text:c="17"/>= <text:span text:style-name="T7">"</text:span>{$WEBSERVICE_URL}<text:span text:style-name="T7">"</text:span></text:p>
      <text:p text:style-name="P27">webservice.client.location <text:s text:c="12"/>= <text:span text:style-name="T7">"</text:span>{$WEBSERVICE_LOCAL}<text:span text:style-name="T7">"</text:span></text:p>
      <text:p text:style-name="P27"/>
      <text:p text:style-name="P28">"Itens referentes ao serviço de webservice disponibilizado pelo sistema"</text:p>
      <text:p text:style-name="P27"/>
      <text:p text:style-name="P31">webservice.server.uri <text:s/>= http://{$CAMINHO_SERVIDOR}/webservice/index/producao</text:p>
      <text:p text:style-name="P30"/>
      <text:list xml:id="list405818503" text:continue-numbering="true" text:style-name="L1">
        <text:list-item>
          <text:list>
            <text:list-item>
              <text:p text:style-name="P41">Após alterar as informações salvar o arquivo e renomeá-lo da seguinte forma.</text:p>
              <text:p text:style-name="P41"><text:line-break/><text:span text:style-name="T6"># mv application.ini.dist application.ini</text:span></text:p>
            </text:list-item>
          </text:list>
        </text:list-item>
      </text:list>
      <text:p text:style-name="P16"/>
      <text:p text:style-name="P16"/>
      <text:list xml:id="list1359893482" text:continue-numbering="true" text:style-name="L1">
        <text:list-item>
          <text:list>
            <text:list-item>
              <text:p text:style-name="P41">Configurar o arquivo Wsdl do serviço disponibilizado pelo Sistema.</text:p>
              <text:p text:style-name="P41"/>
              <text:p text:style-name="P41"><text:span text:style-name="T6"># cd /var/www/e-cidadeonline2/public/webservice/wsdlValidations/</text:span><text:line-break/><text:span text:style-name="T6"># vi modelo1.wsdl.dist</text:span></text:p>
            </text:list-item>
          </text:list>
        </text:list-item>
      </text:list>
      <text:p text:style-name="P23"/>
      <text:p text:style-name="P28">"Pesquisar o conteúdo arquivo e alterar as ocorrências encontradas com o texto {$CAMINHO_SERVIDOR} para o caminho real que será disponibilizado o sistema com seu servidor WebService"</text:p>
      <text:p text:style-name="P16"/>
      <text:list xml:id="list574359154" text:continue-numbering="true" text:style-name="L1">
        <text:list-item>
          <text:list>
            <text:list-item>
              <text:p text:style-name="P41">Após alterar as informações salvar o arquivo e renomeá-lo da seguinte forma.</text:p>
              <text:p text:style-name="P41"><text:line-break/><text:span text:style-name="T6"># mv modelo1.wsdl.dist modelo1.wsdl</text:span></text:p>
            </text:list-item>
          </text:list>
        </text:list-item>
      </text:list>
      <text:p text:style-name="P23"/>
      <text:list xml:id="list1727137099" text:continue-numbering="true" text:style-name="L1">
        <text:list-item>
          <text:list>
            <text:list-item>
              <text:p text:style-name="P41">Apagar arquivos de cachê</text:p>
            </text:list-item>
          </text:list>
        </text:list-item>
      </text:list>
      <text:p text:style-name="P16"><text:tab/></text:p>
      <text:p text:style-name="P16"><text:tab/>Se houver, apagar os arquivos de cachê:</text:p>
      <text:p text:style-name="P22"><text:tab/></text:p>
      <text:p text:style-name="P37"># rm -Rf /var/www/e-cidadeonline2/application/data/Proxy/*</text:p>
      <text:p text:style-name="P36"/>
      <text:p text:style-name="P36"><text:soft-page-break/></text:p>
      <text:list xml:id="list246906169" text:continue-numbering="true" text:style-name="L1">
        <text:list-item>
          <text:p text:style-name="P42">Criação da base de dados</text:p>
        </text:list-item>
      </text:list>
      <text:p text:style-name="P13"/>
      <text:p text:style-name="P13"/>
      <text:list xml:id="list1520428977" text:continue-numbering="true" text:style-name="L1">
        <text:list-item>
          <text:list>
            <text:list-item>
              <text:p text:style-name="P39">Criar uma base UTF-8 chamada e-cidadeonline2</text:p>
            </text:list-item>
          </text:list>
        </text:list-item>
      </text:list>
      <text:p text:style-name="P13"/>
      <text:list xml:id="list117395018" text:continue-numbering="true" text:style-name="L1">
        <text:list-item>
          <text:list>
            <text:list-item>
              <text:list>
                <text:list-header>
                  <text:p text:style-name="P44"># createdb -U nota -E UTF8 e-cidadeonline2 <text:note text:id="ftn3" text:note-class="footnote"><text:note-citation text:label="3">3</text:note-citation><text:note-body><text:p text:style-name="Footnote">O usuário “nota” é o usuário que é utilizado pelo banco de dados, podendo este ser alterado para o usuário que está sendo utilizado no servidor do banco de dados.</text:p></text:note-body></text:note></text:p>
                </text:list-header>
              </text:list>
            </text:list-item>
          </text:list>
        </text:list-item>
      </text:list>
      <text:p text:style-name="P10"/>
      <text:p text:style-name="P10"/>
      <text:p text:style-name="P10"/>
      <text:list xml:id="list726520403" text:continue-numbering="true" text:style-name="L1">
        <text:list-item>
          <text:p text:style-name="P43">Criar Estrutura do Sistema no Banco de Dados</text:p>
        </text:list-item>
      </text:list>
      <text:p text:style-name="P12"/>
      <text:list xml:id="list370250450" text:style-name="L2">
        <text:list-header>
          <text:p text:style-name="P47"><text:s text:c="4"/>Executar o seguinte comando </text:p>
        </text:list-header>
      </text:list>
      <text:p text:style-name="P14"/>
      <text:list xml:id="list1384844711" text:continue-numbering="true" text:style-name="L2">
        <text:list-header>
          <text:p text:style-name="P48"># cd /var/www/e-cidadeonline2/ </text:p>
          <text:p text:style-name="P49"># php bin/ruckus.php db:migrate</text:p>
        </text:list-header>
      </text:list>
      <text:p text:style-name="P35"/>
      <text:list xml:id="list881414558" text:continue-list="list726520403" text:style-name="L1">
        <text:list-item>
          <text:p text:style-name="P42">Glossário </text:p>
        </text:list-item>
      </text:list>
      <text:p text:style-name="P20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3">Termo</text:p>
          </table:table-cell>
          <table:table-cell table:style-name="Tabela7.B1" office:value-type="string">
            <text:p text:style-name="P3">Significado</text:p>
          </table:table-cell>
        </table:table-row>
        <table:table-row>
          <table:table-cell table:style-name="Tabela7.A2" office:value-type="string">
            <text:p text:style-name="P5">DBSeller Sistemas</text:p>
          </table:table-cell>
          <table:table-cell table:style-name="Tabela7.B2" office:value-type="string">
            <text:p text:style-name="P5"><text:a xlink:type="simple" xlink:href="http://www.dbseller.com.br/">http://www.dbseller.com.br</text:a></text:p>
          </table:table-cell>
        </table:table-row>
        <table:table-row>
          <table:table-cell table:style-name="Tabela7.A2" office:value-type="string">
            <text:p text:style-name="P5">Mod Rewrite</text:p>
          </table:table-cell>
          <table:table-cell table:style-name="Tabela7.B2" office:value-type="string">
            <text:p text:style-name="P5"><text:a xlink:type="simple" xlink:href="http://httpd.apache.org/docs/1.3/mod/mod_rewrite.html">http://httpd.apache.org/docs/current/rewrite/</text:a></text:p>
          </table:table-cell>
        </table:table-row>
        <table:table-row>
          <table:table-cell table:style-name="Tabela7.A2" office:value-type="string">
            <text:p text:style-name="P5">Apache 2 </text:p>
          </table:table-cell>
          <table:table-cell table:style-name="Tabela7.B2" office:value-type="string">
            <text:p text:style-name="P5"><text:a xlink:type="simple" xlink:href="http://www.apache.org/">http://httpd.apache.org/</text:a></text:p>
          </table:table-cell>
        </table:table-row>
        <table:table-row>
          <table:table-cell table:style-name="Tabela7.A2" office:value-type="string">
            <text:p text:style-name="P5">PHP 5</text:p>
          </table:table-cell>
          <table:table-cell table:style-name="Tabela7.B2" office:value-type="string">
            <text:p text:style-name="P5"><text:a xlink:type="simple" xlink:href="http://www.php.net/">http://www.php.net/</text:a></text:p>
          </table:table-cell>
        </table:table-row>
        <table:table-row>
          <table:table-cell table:style-name="Tabela7.A2" office:value-type="string">
            <text:p text:style-name="P5">PostgreSQL 9.2</text:p>
          </table:table-cell>
          <table:table-cell table:style-name="Tabela7.B2" office:value-type="string">
            <text:p text:style-name="P5"><text:a xlink:type="simple" xlink:href="http://www.postgresql.org/">http://www.postgresql.org/</text:a></text:p>
          </table:table-cell>
        </table:table-row>
        <table:table-row>
          <table:table-cell table:style-name="Tabela7.A2" office:value-type="string">
            <text:p text:style-name="P5">Ubuntu</text:p>
          </table:table-cell>
          <table:table-cell table:style-name="Tabela7.B2" office:value-type="string">
            <text:p text:style-name="P5"><text:a xlink:type="simple" xlink:href="http://www.postgresql.org/">http://www.ubuntu.com/</text:a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Avant Garde Gothic" svg:font-family="'Avant Garde Gothic'" style:font-family-generic="swiss"/>
    <style:font-face style:name="Courier 10 Pitch" svg:font-family="'Courier 10 Pitch'" style:font-pitch="fixed"/>
    <style:font-face style:name="Monospace" svg:font-family="Monospace" style:font-pitch="fixed"/>
    <style:font-face style:name="Courier New" svg:font-family="'Courier New'" style:font-family-generic="modern" style:font-pitch="fixed"/>
    <style:font-face style:name="Avant Garde Gothic1" svg:font-family="'Avant Garde Gothic'" style:font-pitch="variable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ndnote_20_Symbol" style:display-name="End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9.001cm" table:align="margins"/>
    </style:style>
    <style:style style:name="Tabela1.A" style:family="table-column">
      <style:table-column-properties style:column-width="5.865cm" style:rel-column-width="20226*"/>
    </style:style>
    <style:style style:name="Tabela1.B" style:family="table-column">
      <style:table-column-properties style:column-width="8.363cm" style:rel-column-width="28843*"/>
    </style:style>
    <style:style style:name="Tabela1.C" style:family="table-column">
      <style:table-column-properties style:column-width="4.775cm" style:rel-column-width="16466*"/>
    </style:style>
    <style:style style:name="Tabela1.1" style:family="table-row">
      <style:table-row-properties style:min-row-height="2.672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style:vertical-align="middle" fo:padding="0.097cm" fo:border="0.05pt solid #000000"/>
    </style:style>
    <style:style style:name="MP1" style:family="paragraph" style:parent-style-name="Table_20_Contents">
      <style:paragraph-properties fo:text-align="center" style:justify-single-word="false"/>
    </style:style>
    <style:style style:name="MP2" style:family="paragraph" style:parent-style-name="Standard">
      <style:paragraph-properties fo:text-align="center" style:justify-single-word="false"/>
      <style:text-properties style:font-name="Avant Garde Gothic1" fo:font-size="12pt" fo:font-weight="bold" style:font-size-asian="12pt" style:font-weight-asian="bold" style:font-size-complex="12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MP4" style:family="paragraph" style:parent-style-name="Footer">
      <style:text-properties style:font-name="Avant Garde Gothic" fo:font-size="10pt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="1cm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MP1"><draw:frame draw:style-name="Mfr1" draw:name="figura2" text:anchor-type="paragraph" svg:x="0.143cm" svg:y="0.471cm" svg:width="5.182cm" svg:height="1.829cm" draw:z-index="3"><draw:image xlink:href="Pictures/10000000000000B50000003E3D575B44.png" xlink:type="simple" xlink:show="embed" xlink:actuate="onLoad"/></draw:frame></text:p>
            </table:table-cell>
            <table:table-cell table:style-name="Tabela1.B1" office:value-type="string">
              <text:p text:style-name="MP2">Manual Instalação </text:p>
              <text:p text:style-name="MP2">Portal do ECidadeOnline2 no </text:p>
              <text:p text:style-name="MP2">Ubuntu Server 12.04LTS</text:p>
            </table:table-cell>
            <table:table-cell table:style-name="Tabela1.C1" office:value-type="string">
              <text:p text:style-name="MP3">Versão 1.0</text:p>
              <text:p text:style-name="MP1">20/02/2014</text:p>
            </table:table-cell>
          </table:table-row>
        </table:table>
        <text:p text:style-name="Standard"/>
      </style:header>
      <style:footer>
        <text:p text:style-name="MP4"><text:tab/><text:tab/><text:tab/>Página <text:page-number text:select-page="current">4</text:page-number>/<text:page-count>4</text:page-count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9-09-21T15:17:06</meta:creation-date>
    <dc:date>2014-05-05T10:28:38</dc:date>
    <meta:editing-cycles>312</meta:editing-cycles>
    <meta:editing-duration>P3DT14H9M44S</meta:editing-duration>
    <dc:creator>dbseller </dc:creator>
    <meta:document-statistic meta:table-count="4" meta:image-count="1" meta:object-count="0" meta:page-count="4" meta:paragraph-count="113" meta:word-count="569" meta:character-count="4637" meta:non-whitespace-character-count="4053"/>
    <meta:user-defined meta:name="Info 1"/>
    <meta:user-defined meta:name="Info 2"/>
    <meta:user-defined meta:name="Info 3"/>
    <meta:user-defined meta:name="Info 4"/>
    <meta:template xlink:type="simple" xlink:actuate="onRequest" xlink:title="Modelo_Especificacao_Tecnica_Melhoria_v1.0" xlink:href="../../dbseller/.openoffice.org/3/user/template/Modelo_Especificacao_Tecnica_Melhoria_v1.0.ott" meta:date="2009-09-21T15:17:05"/>
  </office:meta>
</office:document-meta>
</file>